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8223" officeooo:paragraph-rsid="00118223"/>
    </style:style>
    <style:style style:name="P2" style:family="paragraph" style:parent-style-name="Standard">
      <style:text-properties officeooo:rsid="00122392" officeooo:paragraph-rsid="00122392"/>
    </style:style>
    <style:style style:name="P3" style:family="paragraph" style:parent-style-name="Standard">
      <style:text-properties officeooo:rsid="001274c4" officeooo:paragraph-rsid="001274c4"/>
    </style:style>
    <style:style style:name="P4" style:family="paragraph" style:parent-style-name="Standard">
      <style:text-properties officeooo:rsid="001f596d" officeooo:paragraph-rsid="001f596d"/>
    </style:style>
    <style:style style:name="P5" style:family="paragraph" style:parent-style-name="Standard">
      <style:text-properties officeooo:rsid="0020f16a" officeooo:paragraph-rsid="0020f16a"/>
    </style:style>
    <style:style style:name="T1" style:family="text">
      <style:text-properties officeooo:rsid="0017cfec"/>
    </style:style>
    <style:style style:name="T2" style:family="text">
      <style:text-properties officeooo:rsid="001d97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Sumama Rahim</text:p>
      <text:p text:style-name="P1">Reg# F24BSCS039</text:p>
      <text:p text:style-name="P4">Date: 12/17/2025</text:p>
      <text:p text:style-name="P1"/>
      <text:p text:style-name="P1"/>
      <text:p text:style-name="P2">DSA – Semester Project</text:p>
      <text:p text:style-name="P2"/>
      <text:p text:style-name="P2"/>
      <text:p text:style-name="P3">Ideas</text:p>
      <text:p text:style-name="P3">1. Mini blockchain – <text:span text:style-name="T1">Blockchain and Cybersecurity Focused</text:span></text:p>
      <text:p text:style-name="P3">2. Access Control List (ACL) – <text:span text:style-name="T1">Networking and Network Security Focused</text:span></text:p>
      <text:p text:style-name="P3">3. Secure Password Manager (Vault) – <text:span text:style-name="T1">Information Security Focused </text:span><text:span text:style-name="T2">{Selected)</text:span></text:p>
      <text:p text:style-name="P3"/>
      <text:p text:style-name="P5">Featur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7T10:06:06.259352368</meta:creation-date>
    <dc:date>2025-12-17T11:28:00.572655698</dc:date>
    <meta:editing-duration>PT1H21M54S</meta:editing-duration>
    <meta:editing-cycles>7</meta:editing-cycles>
    <meta:generator>LibreOffice/24.2.7.2$Linux_X86_64 LibreOffice_project/420$Build-2</meta:generator>
    <meta:document-statistic meta:table-count="0" meta:image-count="0" meta:object-count="0" meta:page-count="1" meta:paragraph-count="9" meta:word-count="38" meta:character-count="287" meta:non-whitespace-character-count="254"/>
  </office:meta>
</office:document-meta>
</file>